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0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>
      <style:table-cell-properties fo:background-color="#b4c7dc" fo:border="0.06pt solid #000000" style:rotation-align="none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transparent" fo:border="0.06pt solid #000000" style:rotation-align="none"/>
    </style:style>
    <style:style style:name="ce3" style:family="table-cell" style:parent-style-name="Default" style:data-style-name="N3">
      <style:table-cell-properties fo:background-color="transparent" style:rotation-align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b4c7dc" fo:border="0.06pt solid #000000" style:rotation-align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 style:rotation-align="none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 style:data-style-name="N2">
      <style:table-cell-properties fo:background-color="#b4c7dc" fo:border="0.06pt solid #000000" style:rotation-align="none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transparent" fo:border="0.06pt solid #000000" style:rotation-align="none"/>
    </style:style>
    <style:style style:name="ce11" style:family="table-cell" style:parent-style-name="Default" style:data-style-name="N4">
      <style:table-cell-properties fo:background-color="transparent" style:rotation-align="none"/>
    </style:style>
    <style:style style:name="ce12" style:family="table-cell" style:parent-style-name="Default" style:data-style-name="N4">
      <style:table-cell-properties fo:background-color="transparent"/>
    </style:style>
    <style:style style:name="ce13" style:family="table-cell" style:parent-style-name="Default">
      <style:table-cell-properties fo:background-color="#00a933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e8a202" fo:border="0.06pt solid #000000" style:rotation-align="none"/>
    </style:style>
    <style:style style:name="ce15" style:family="table-cell" style:parent-style-name="Default" style:data-style-name="N4">
      <style:table-cell-properties fo:background-color="#e8a202" fo:border="0.06pt solid #000000"/>
    </style:style>
    <style:style style:name="ce16" style:family="table-cell" style:parent-style-name="Default" style:data-style-name="N2">
      <style:table-cell-properties fo:background-color="#b4c7dc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transparent" fo:border="0.06pt solid #000000"/>
    </style:style>
    <style:style style:name="ce18" style:family="table-cell" style:parent-style-name="Default" style:data-style-name="N2">
      <style:table-cell-properties fo:background-color="transparent"/>
    </style:style>
    <style:style style:name="ce19" style:family="table-cell" style:parent-style-name="Default" style:data-style-name="N2">
      <style:table-cell-properties fo:background-color="transparent"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 fo:font-weight="bold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18"/>
        <table:table-column table:style-name="co2" table:number-columns-repeated="1018" table:default-cell-style-name="ce4"/>
        <table:table-row table:style-name="ro1">
          <table:table-cell table:style-name="ce1" office:value-type="string" calcext:value-type="string">
            <text:p>input amount</text:p>
          </table:table-cell>
          <table:table-cell table:style-name="ce6" office:value-type="string" calcext:value-type="string">
            <text:p>interest rate</text:p>
          </table:table-cell>
          <table:table-cell table:style-name="ce6" office:value-type="string" calcext:value-type="string">
            <text:p>maturity time</text:p>
          </table:table-cell>
          <table:table-cell table:style-name="ce9" office:value-type="string" calcext:value-type="string">
            <text:p>Non-compound</text:p>
          </table:table-cell>
          <table:table-cell table:style-name="ce9" office:value-type="string" calcext:value-type="string">
            <text:p>Compound</text:p>
          </table:table-cell>
          <table:table-cell table:style-name="ce16" office:value-type="string" calcext:value-type="string">
            <text:p>Difference</text:p>
          </table:table-cell>
          <table:table-cell table:number-columns-repeated="1018"/>
        </table:table-row>
        <table:table-row table:style-name="ro1">
          <table:table-cell table:style-name="ce2" office:value-type="float" office:value="100000" calcext:value-type="float">
            <text:p>100,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fter 5 years</text:p>
          </table:table-cell>
          <table:table-cell table:style-name="ce10" table:formula="of:=[.A2]+([.A2]*[.B2]*0.01)*5" office:value-type="float" office:value="120000" calcext:value-type="float">
            <text:p>120,000.00</text:p>
          </table:table-cell>
          <table:table-cell table:style-name="ce10" table:formula="of:=[.A2]*((1+[.B2]*0.01)^5)" office:value-type="float" office:value="121665.29024" calcext:value-type="float">
            <text:p>121,665.29</text:p>
          </table:table-cell>
          <table:table-cell table:style-name="ce17" table:formula="of:=[.E2]-[.D2]" office:value-type="float" office:value="1665.29024000002" calcext:value-type="float">
            <text:p>1,665.29</text:p>
          </table:table-cell>
          <table:table-cell table:number-columns-repeated="1018"/>
        </table:table-row>
        <table:table-row table:style-name="ro1">
          <table:table-cell table:style-name="ce2" office:value-type="float" office:value="500000" calcext:value-type="float">
            <text:p>500,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fter 5 years</text:p>
          </table:table-cell>
          <table:table-cell table:style-name="ce10" table:formula="of:=[.A3]+([.A3]*[.B3]*0.01)*5" office:value-type="float" office:value="600000" calcext:value-type="float">
            <text:p>600,000.00</text:p>
          </table:table-cell>
          <table:table-cell table:style-name="ce10" table:formula="of:=[.A3]*((1+[.B3]*0.01)^5)" office:value-type="float" office:value="608326.4512" calcext:value-type="float">
            <text:p>608,326.45</text:p>
          </table:table-cell>
          <table:table-cell table:style-name="ce17" table:formula="of:=[.E3]-[.D3]" office:value-type="float" office:value="8326.45120000001" calcext:value-type="float">
            <text:p>8,326.4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table:number-columns-repeated="2"/>
          <table:table-cell table:style-name="ce11" table:number-columns-repeated="2"/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600000" calcext:value-type="float">
            <text:p>600,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fter 5 years</text:p>
          </table:table-cell>
          <table:table-cell table:style-name="ce10" table:formula="of:=[.A5]+([.A5]*[.B5]*0.01)*5" office:value-type="float" office:value="720000" calcext:value-type="float">
            <text:p>720,000.00</text:p>
          </table:table-cell>
          <table:table-cell table:style-name="ce10" table:formula="of:=[.A5]*((1+[.B5]*0.01)^5)" office:value-type="float" office:value="729991.74144" calcext:value-type="float">
            <text:p>729,991.74</text:p>
          </table:table-cell>
          <table:table-cell table:style-name="ce17" table:formula="of:=[.E5]-[.D5]" office:value-type="float" office:value="9991.74144000013" calcext:value-type="float">
            <text:p>9,991.74</text:p>
          </table:table-cell>
          <table:table-cell table:number-columns-repeated="1018"/>
        </table:table-row>
        <table:table-row table:style-name="ro1">
          <table:table-cell table:style-name="ce2" office:value-type="float" office:value="608326.45" calcext:value-type="float">
            <text:p>608,32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fter 5 years</text:p>
          </table:table-cell>
          <table:table-cell table:style-name="ce10" table:formula="of:=[.A6]+([.A6]*[.B6]*0.01)*5" office:value-type="float" office:value="729991.74" calcext:value-type="float">
            <text:p>729,991.74</text:p>
          </table:table-cell>
          <table:table-cell table:style-name="ce10" table:formula="of:=[.A6]*((1+[.B6]*0.01)^5)" office:value-type="float" office:value="740122.140999189" calcext:value-type="float">
            <text:p>740,122.14</text:p>
          </table:table-cell>
          <table:table-cell table:style-name="ce17" table:formula="of:=[.E6]-[.D6]" office:value-type="float" office:value="10130.4009991885" calcext:value-type="float">
            <text:p>10,130.4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table:number-columns-repeated="2"/>
          <table:table-cell table:style-name="ce11" table:number-columns-repeated="2"/>
          <table:table-cell table:style-name="ce12"/>
          <table:table-cell table:number-columns-repeated="1018"/>
        </table:table-row>
        <table:table-row table:style-name="ro1">
          <table:table-cell office:value-type="string" calcext:value-type="string">
            <text:p>Note: Continuous compound in <text:span text:style-name="T1">5*4=20years</text:span>; start @500,000</text:p>
          </table:table-cell>
          <table:table-cell table:number-columns-repeated="2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2" office:value-type="float" office:value="500000" calcext:value-type="float">
            <text:p>500,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fter 5 years</text:p>
          </table:table-cell>
          <table:table-cell table:style-name="ce10" table:formula="of:=[.A9]+([.A9]*[.B9]*0.01)*5" office:value-type="float" office:value="600000" calcext:value-type="float">
            <text:p>600,000.00</text:p>
          </table:table-cell>
          <table:table-cell table:style-name="ce10" table:formula="of:=[.A9]*((1+[.B9]*0.01)^5)" office:value-type="float" office:value="608326.4512" calcext:value-type="float">
            <text:p>608,326.45</text:p>
          </table:table-cell>
          <table:table-cell table:style-name="ce17" table:formula="of:=[.E9]-[.D9]" office:value-type="float" office:value="8326.45120000001" calcext:value-type="float">
            <text:p>8,326.45</text:p>
          </table:table-cell>
          <table:table-cell table:number-columns-repeated="1018"/>
        </table:table-row>
        <table:table-row table:style-name="ro1">
          <table:table-cell table:style-name="ce2" table:formula="of:=[.E9]" office:value-type="float" office:value="608326.4512" calcext:value-type="float">
            <text:p>608,32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fter 5 years</text:p>
          </table:table-cell>
          <table:table-cell table:style-name="ce10" table:formula="of:=[.A10]+([.A10]*[.B10]*0.01)*5" office:value-type="float" office:value="729991.74144" calcext:value-type="float">
            <text:p>729,991.74</text:p>
          </table:table-cell>
          <table:table-cell table:style-name="ce10" table:formula="of:=[.A10]*((1+[.B10]*0.01)^5)" office:value-type="float" office:value="740122.142459172" calcext:value-type="float">
            <text:p>740,122.14</text:p>
          </table:table-cell>
          <table:table-cell table:style-name="ce17" table:formula="of:=[.E10]-[.D10]" office:value-type="float" office:value="10130.401019172" calcext:value-type="float">
            <text:p>10,130.40</text:p>
          </table:table-cell>
          <table:table-cell table:number-columns-repeated="1018"/>
        </table:table-row>
        <table:table-row table:style-name="ro1">
          <table:table-cell table:style-name="ce2" table:formula="of:=[.E10]" office:value-type="float" office:value="740122.142459172" calcext:value-type="float">
            <text:p>740,1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fter 5 years</text:p>
          </table:table-cell>
          <table:table-cell table:style-name="ce10" table:formula="of:=[.A11]+([.A11]*[.B11]*0.01)*5" office:value-type="float" office:value="888146.570951007" calcext:value-type="float">
            <text:p>888,146.57</text:p>
          </table:table-cell>
          <table:table-cell table:style-name="ce10" table:formula="of:=[.A11]*((1+[.B11]*0.01)^5)" office:value-type="float" office:value="900471.752753458" calcext:value-type="float">
            <text:p>900,471.75</text:p>
          </table:table-cell>
          <table:table-cell table:style-name="ce17" table:formula="of:=[.E11]-[.D11]" office:value-type="float" office:value="12325.1818024516" calcext:value-type="float">
            <text:p>12,325.18</text:p>
          </table:table-cell>
          <table:table-cell table:number-columns-repeated="1018"/>
        </table:table-row>
        <table:table-row table:style-name="ro1">
          <table:table-cell table:style-name="ce2" table:formula="of:=[.E11]" office:value-type="float" office:value="900471.752753458" calcext:value-type="float">
            <text:p>900,47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fter 5 years</text:p>
          </table:table-cell>
          <table:table-cell table:style-name="ce10" table:formula="of:=[.A12]+([.A12]*[.B12]*0.01)*5" office:value-type="float" office:value="1080566.10330415" calcext:value-type="float">
            <text:p>1,080,566.10</text:p>
          </table:table-cell>
          <table:table-cell table:style-name="ce14" table:formula="of:=[.A12]*((1+[.B12]*0.01)^5)" office:value-type="float" office:value="1095561.57151671" calcext:value-type="float">
            <text:p>1,095,561.57</text:p>
          </table:table-cell>
          <table:table-cell table:style-name="ce17" table:formula="of:=[.E12]-[.D12]" office:value-type="float" office:value="14995.4682125603" calcext:value-type="float">
            <text:p>14,995.47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5" office:value-type="string" calcext:value-type="string">
            <text:p>Reminder: &gt;= 1M in <text:span text:style-name="T2">10years</text:span><text:span text:style-name="T3"> via saved income from WORK; start @0</text:span></text:p>
          </table:table-cell>
          <table:table-cell table:number-columns-repeated="1023"/>
        </table:table-row>
        <table:table-row table:style-name="ro1">
          <table:table-cell table:style-name="ce2" office:value-type="float" office:value="10000" calcext:value-type="float">
            <text:p>10,000</text:p>
          </table:table-cell>
          <table:table-cell table:style-name="ce7"/>
          <table:table-cell table:style-name="ce7" office:value-type="string" calcext:value-type="string">
            <text:p>After 5 years</text:p>
          </table:table-cell>
          <table:table-cell table:style-name="ce10" table:formula="of:=[.A15]*12*5" office:value-type="float" office:value="600000" calcext:value-type="float">
            <text:p>600,000.00</text:p>
          </table:table-cell>
          <table:table-cell table:style-name="ce10"/>
          <table:table-cell table:style-name="ce19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float" office:value="600000" calcext:value-type="float">
            <text:p>600,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fter 5 years</text:p>
          </table:table-cell>
          <table:table-cell table:style-name="ce10" table:formula="of:=[.A17]+([.A17]*[.B17]*0.01)*5" office:value-type="float" office:value="720000" calcext:value-type="float">
            <text:p>720,000.00</text:p>
          </table:table-cell>
          <table:table-cell table:style-name="ce10" table:formula="of:=[.A17]*((1+[.B17]*0.01)^5)" office:value-type="float" office:value="729991.74144" calcext:value-type="float">
            <text:p>729,991.74</text:p>
          </table:table-cell>
          <table:table-cell table:style-name="ce17" table:formula="of:=[.E17]-[.D17]" office:value-type="float" office:value="9991.74144000013" calcext:value-type="float">
            <text:p>9,991.74</text:p>
          </table:table-cell>
          <table:table-cell table:number-columns-repeated="1018"/>
        </table:table-row>
        <table:table-row table:style-name="ro1">
          <table:table-cell table:style-name="ce2" office:value-type="float" office:value="10000" calcext:value-type="float">
            <text:p>10,000</text:p>
          </table:table-cell>
          <table:table-cell table:style-name="ce7"/>
          <table:table-cell table:style-name="ce7" office:value-type="string" calcext:value-type="string">
            <text:p>After 5 years</text:p>
          </table:table-cell>
          <table:table-cell table:style-name="ce10" table:formula="of:=[.A18]*12*5" office:value-type="float" office:value="600000" calcext:value-type="float">
            <text:p>600,000.00</text:p>
          </table:table-cell>
          <table:table-cell table:style-name="ce10"/>
          <table:table-cell table:style-name="ce19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13" office:value-type="string" calcext:value-type="string">
            <text:p>Grand Total</text:p>
          </table:table-cell>
          <table:table-cell table:style-name="ce15" table:formula="of:=[.D18]+[.E17]" office:value-type="float" office:value="1329991.74144" calcext:value-type="float">
            <text:p>1,329,991.7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 number:title="User-defined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5T04:58:11.743000000</meta:creation-date>
    <dc:date>2022-02-15T05:24:25.523000000</dc:date>
    <meta:editing-duration>PT15M4S</meta:editing-duration>
    <meta:editing-cycles>9</meta:editing-cycles>
    <meta:generator>LibreOffice/6.3.5.2$Windows_x86 LibreOffice_project/dd0751754f11728f69b42ee2af66670068624673</meta:generator>
    <meta:document-statistic meta:table-count="1" meta:cell-count="70" meta:object-count="0"/>
  </office:meta>
</office:document-meta>
</file>